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ché en équilibre précaire sur une branche de son arbre, Edward alternait avec assiduité entre plaintes gémissantes et soupirs d'exaspération. Il était allongé, un genou plié et son regard émeraude tourné vers le ciel, les mains croisées derrière la tête. Un petit air ennuyé occupait son visage tandis que le blondin se demandait comment il allait pouvoir se sortir de cette situation. Le soleil commençait gentiment à se coucher à l'horizon et sa lumière orangée perlait au dessus des chapiteaux pour venir baigner son visage de sa chaleur doucereuse. Contrairement à ce que laissaient présager les apparences cependant, le garçon n'était pas en train de profiter d'une petite sieste sous un brin de soleil, comme en témoignaient les grognements provenant d'un peu plus bas. Comment en était-il arrivé là déjà ? Ah, oui...</text:p>
      <text:p text:style-name="Standard"/>
      <text:p text:style-name="Standard">Tout avait commencé un peu plus tôt dans la journée, lorsqu'Edward avait décidé de profiter de la présence en ville du cirque pour s'offrir un petit après-midi de divertissement. Ses parents avaient décliné sa proposition aussi il s'était retrouvé seul une fois encore. Cela ne le dérangeait pas plus que ça, après tout cela lui permettait de s'évader un peu plus -et Dieu seul savait combien il aimait ça. Le garçon s'était donc rendu au chapiteau et avait apprécié le spectacle autant que faire se peut, étant particulièrement friand de ces démonstrations d'agilité et ces acrobaties, et surtout des tours que les magiciens pouvaient être à même de leur offrir, son âme d'enfant aimant à s'imaginer qu'il ne s'agissait pas là de prestidigitation mais bel et bien de véritable magie.</text:p>
      <text:p text:style-name="Standard"/>
      <text:p text:style-name="Standard">A l'issue des quelques heures de représentation auxquelles sa place lui donnait droit, le garçon s'était éloigné du reste des spectateurs à la recherche du petit coin, suite à quoi il avait essayé de retrouver son chemin. Après quelques pérégrinations Edward avait fini par trouver une sortie, mais celle-ci n'était visiblement pas la bonne car au lieu de se retrouver du côté du parking, par là où il était arrivé, le blondin était désormais... Au beau milieu du campement des membres du cirque. Autour de lui se trouvaient roulottes, cages à animaux et diverses tentes et, complètement perdu, il avait commencé à déambuler à la recherche de quelqu'un qui pourrait lui indiquer par où repartir. Après plusieurs minutes de marche, l'adolescent avait fini par effectivement faire une rencontre, mais pas exactement celle qu'il attendait.</text:p>
      <text:p text:style-name="Standard"/>
      <text:p text:style-name="Standard">Il fallut un moment à Edward pour se rendre vraiment compte de la situation. Son regard de jade croisa celui du singe avant que ses paupières ne clignent rapidement plusieurs fois. Ils se regardèrent dans le blanc des yeux pendant quelques secondes puis le primate poussa un grognement et le garçon un hurlement de terreur avant de se retourner et de prendre ses jambes à son cou. Malheureusement pour lui, cette course soudaine excita l'animal qui le prit donc en chasse, et une poursuite mémorable s'engagea alors jusqu'à ce que, à bout de souffle, le blondin trouve refuge dans un arbre. Le singe s'était alors posté à son pied et montait la garde depuis.</text:p>
      <text:p text:style-name="Standard"/>
      <text:p text:style-name="Standard">Edward n'avait aucune idée du temps pendant lequel il était resté ainsi perché. Un nouveau soupir s'échappa de sa bouche alors qu'il entendait un nouveau grognement.</text:p>
      <text:p text:style-name="Standard"/>
      <text:p text:style-name="Standard">-Tout doux, Tok. Couch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21:52:21.45</meta:creation-date>
    <dc:date>2017-06-01T00:41:04.02</dc:date>
    <meta:editing-duration>PT2H47M47S</meta:editing-duration>
    <meta:editing-cycles>115</meta:editing-cycles>
    <meta:generator>OpenOffice/4.1.2$Win32 OpenOffice.org_project/412m3$Build-9782</meta:generator>
    <meta:document-statistic meta:table-count="0" meta:image-count="0" meta:object-count="0" meta:page-count="1" meta:paragraph-count="6" meta:word-count="542" meta:character-count="3294"/>
  </office:meta>
</office:document-meta>
</file>